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ch Tagen</text:p>
          </table:table-cell>
          <table:table-cell table:style-name="ce3"/>
        </table:table-row>
        <table:table-row table:style-name="ro1">
          <table:table-cell table:formula="of:=[.A1]*24*60/4" office:value-type="float" office:value="360" calcext:value-type="float">
            <text:p>36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string" calcext:value-type="string">
            <text:p>Abklingfaktor</text:p>
          </table:table-cell>
          <table:table-cell/>
        </table:table-row>
        <table:table-row table:style-name="ro1">
          <table:table-cell table:formula="of:=EXP(LN([.A3])/[.A2])" office:value-type="float" office:value="0.999049090432025" calcext:value-type="float">
            <text:p>0,999049090432025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formula="of:=1-[.A4]" office:value-type="float" office:value="0.0009509095679755" calcext:value-type="float">
            <text:p>0,000950909567976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4:10:39.457086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5M27S</meta:editing-duration>
    <meta:editing-cycles>5</meta:editing-cycles>
    <meta:generator>LibreOffice/6.0.7.3$Linux_X86_64 LibreOffice_project/00m0$Build-3</meta:generator>
    <dc:date>2021-02-16T14:10:52.647090882</dc:date>
    <meta:document-statistic meta:table-count="1" meta:cell-count="11" meta:object-count="0"/>
  </office:meta>
</office:document-meta>
</file>